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29ba" officeooo:paragraph-rsid="000029ba"/>
    </style:style>
    <style:style style:name="T1" style:family="text">
      <style:text-properties officeooo:rsid="000029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t("hello world")</text:p>
      <text:p text:style-name="P1"/>
      <text:p text:style-name="P1">x = 1</text:p>
      <text:p text:style-name="P1"/>
      <text:p text:style-name="P1">if x == 1:</text:p>
      <text:p text:style-name="P1"><text:tab/>print("1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7:05:26.264129421</meta:creation-date>
    <dc:date>2018-01-19T17:08:18.128067726</dc:date>
    <meta:editing-duration>PT2M52S</meta:editing-duration>
    <meta:editing-cycles>1</meta:editing-cycles>
    <meta:document-statistic meta:table-count="0" meta:image-count="0" meta:object-count="0" meta:page-count="1" meta:paragraph-count="4" meta:word-count="10" meta:character-count="46" meta:non-whitespace-character-count="39"/>
    <meta:generator>LibreOffice/5.2.7.2$Linux_X86_64 LibreOffice_project/20m0$Build-2</meta:generator>
  </office:meta>
</office:document-meta>
</file>